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d72d9" officeooo:paragraph-rsid="000d72d9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d72d9" officeooo:paragraph-rsid="000d72d9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d72d9" officeooo:paragraph-rsid="000dba45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dba45" officeooo:paragraph-rsid="000dba45" style:font-size-asian="14pt" style:font-weight-asian="bold" style:font-size-complex="16pt" style:font-weight-complex="bold"/>
    </style:style>
    <style:style style:name="T1" style:family="text">
      <style:text-properties officeooo:rsid="000dba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th Wrestling Schedule</text:p>
      <text:p text:style-name="P1"/>
      <text:p text:style-name="P2">Opening Ceremonies<text:tab/> <text:s text:c="5"/>Gym 1<text:tab/><text:tab/> <text:s text:c="5"/>08/07/2021<text:tab/><text:tab/> 08:00am</text:p>
      <text:p text:style-name="P2"/>
      <text:p text:style-name="P2">Team A vs Team B <text:tab/><text:tab/> <text:s text:c="5"/>Gym 1<text:tab/><text:tab/> <text:s text:c="5"/>08/09/2021<text:tab/><text:tab/> 05:00pm</text:p>
      <text:p text:style-name="P2">Team C vs Team D<text:tab/><text:tab/> <text:s text:c="5"/>Gym 2 <text:tab/> <text:s text:c="5"/>08/09/2021<text:tab/><text:tab/> 05:00pm</text:p>
      <text:p text:style-name="P2"/>
      <text:p text:style-name="P2">Team A vs Team B <text:tab/><text:tab/> <text:s text:c="5"/>Gym 1<text:tab/><text:tab/> <text:s text:c="5"/>08/11/2021<text:tab/><text:tab/> 05:00pm</text:p>
      <text:p text:style-name="P2">Team C vs Team D<text:tab/><text:tab/> <text:s text:c="5"/>Gym 2 <text:tab/> <text:s text:c="5"/>08/11/2021<text:tab/><text:tab/> 05:00pm</text:p>
      <text:p text:style-name="P2"/>
      <text:p text:style-name="P2">Team A vs Team B <text:tab/><text:tab/> <text:s text:c="5"/>Gym 1<text:tab/><text:tab/> <text:s text:c="5"/>08/16/2021<text:tab/><text:tab/> 05:00pm</text:p>
      <text:p text:style-name="P2">Team C vs Team D<text:tab/><text:tab/> <text:s text:c="5"/>Gym 2 <text:tab/> <text:s text:c="5"/>08/16/2021<text:tab/><text:tab/> 05:00pm</text:p>
      <text:p text:style-name="P2"/>
      <text:p text:style-name="P2">Team A vs Team B <text:tab/><text:tab/> <text:s text:c="5"/>Gym 1<text:tab/><text:tab/> <text:s text:c="5"/>08/18/2021<text:tab/><text:tab/> 05:00pm</text:p>
      <text:p text:style-name="P2">Team C vs Team D<text:tab/><text:tab/> <text:s text:c="5"/>Gym 2 <text:tab/> <text:s text:c="5"/>08/18/2021<text:tab/><text:tab/> 05:00pm</text:p>
      <text:p text:style-name="P2"/>
      <text:p text:style-name="P2">Team A vs Team B <text:tab/><text:tab/> <text:s text:c="5"/>Gym 1<text:tab/><text:tab/> <text:s text:c="5"/>08/23/2021<text:tab/><text:tab/> 05:00pm</text:p>
      <text:p text:style-name="P2">Team C vs Team D<text:tab/><text:tab/> <text:s text:c="5"/>Gym 2 <text:tab/> <text:s text:c="5"/>08/23/2021<text:tab/><text:tab/> 05:00pm</text:p>
      <text:p text:style-name="P2"/>
      <text:p text:style-name="P2">Team A vs Team B <text:tab/><text:tab/> <text:s text:c="5"/>Gym 1<text:tab/><text:tab/> <text:s text:c="5"/>08/25/2021<text:tab/><text:tab/> 05:00pm</text:p>
      <text:p text:style-name="P2">Team C vs Team D<text:tab/><text:tab/> <text:s text:c="5"/>Gym 2 <text:tab/> <text:s text:c="5"/>08/25/2021<text:tab/><text:tab/> 05:00pm</text:p>
      <text:p text:style-name="P2"/>
      <text:p text:style-name="P2">Team A vs Team B <text:tab/><text:tab/> <text:s text:c="5"/>Gym 1<text:tab/><text:tab/> <text:s text:c="5"/>08/30/2021<text:tab/><text:tab/> 05:00pm</text:p>
      <text:p text:style-name="P2">Team C vs Team D<text:tab/><text:tab/> <text:s text:c="5"/>Gym 2 <text:tab/> <text:s text:c="5"/>08/30/2021<text:tab/><text:tab/> 05:00pm</text:p>
      <text:p text:style-name="P2"/>
      <text:p text:style-name="P2">Team A vs Team B <text:tab/><text:tab/> <text:s text:c="5"/>Gym 1<text:tab/><text:tab/> <text:s text:c="5"/>09/01/2021<text:tab/><text:tab/> 05:00pm</text:p>
      <text:p text:style-name="P2">Team C vs Team D<text:tab/><text:tab/> <text:s text:c="5"/>Gym 2 <text:tab/> <text:s text:c="5"/>09/01/2021<text:tab/><text:tab/> 05:00pm</text:p>
      <text:p text:style-name="P2"/>
      <text:p text:style-name="P2">Team A vs Team B <text:tab/><text:tab/> <text:s text:c="5"/>Gym 1<text:tab/><text:tab/> <text:s text:c="5"/>09/06/2021<text:tab/><text:tab/> 05:00pm</text:p>
      <text:p text:style-name="P2">Team C vs Team D<text:tab/><text:tab/> <text:s text:c="5"/>Gym 2 <text:tab/> <text:s text:c="5"/>09/06/2021<text:tab/><text:tab/> 05:00pm</text:p>
      <text:p text:style-name="P2"/>
      <text:p text:style-name="P2">Team A vs Team B <text:tab/><text:tab/> <text:s text:c="5"/>Gym 1<text:tab/><text:tab/> <text:s text:c="5"/>09/08/2021<text:tab/><text:tab/> 05:00pm</text:p>
      <text:p text:style-name="P2">Team C vs Team D<text:tab/><text:tab/> <text:s text:c="5"/>Gym 2 <text:tab/> <text:s text:c="5"/>09/08/2021<text:tab/><text:tab/> 05:00pm</text:p>
      <text:p text:style-name="P2"/>
      <text:p text:style-name="P2">Team A vs Team B <text:tab/><text:tab/> <text:s text:c="5"/>Gym 1<text:tab/><text:tab/> <text:s text:c="5"/>09/13/2021<text:tab/><text:tab/> 05:00pm</text:p>
      <text:p text:style-name="P2">Team C vs Team D<text:tab/><text:tab/> <text:s text:c="5"/>Gym 2 <text:tab/> <text:s text:c="5"/>09/13/2021<text:tab/><text:tab/> 05:00pm</text:p>
      <text:p text:style-name="P2"><text:soft-page-break/></text:p>
      <text:p text:style-name="P2">Team A vs Team B <text:tab/><text:tab/> <text:s text:c="5"/>Gym 1<text:tab/><text:tab/> <text:s text:c="5"/>09/15/2021<text:tab/><text:tab/> 05:00pm</text:p>
      <text:p text:style-name="P2">Team C vs Team D<text:tab/><text:tab/> <text:s text:c="5"/>Gym 2 <text:tab/> <text:s text:c="5"/>09/15/2021<text:tab/><text:tab/> 05:00pm</text:p>
      <text:p text:style-name="P2"/>
      <text:p text:style-name="P2">Team A vs Team B <text:tab/><text:tab/> <text:s text:c="5"/>Gym 1<text:tab/><text:tab/> <text:s text:c="5"/>09/20/2021<text:tab/><text:tab/> 05:00pm</text:p>
      <text:p text:style-name="P2">Team C vs Team D<text:tab/><text:tab/> <text:s text:c="5"/>Gym 2 <text:tab/> <text:s text:c="5"/>09/20/2021<text:tab/><text:tab/> 05:00pm</text:p>
      <text:p text:style-name="P2"/>
      <text:p text:style-name="P2">Team A vs Team B <text:tab/><text:tab/> <text:s text:c="5"/>Gym 1<text:tab/><text:tab/> <text:s text:c="5"/>09/22/2021<text:tab/><text:tab/> 05:00pm</text:p>
      <text:p text:style-name="P2">Team C vs Team D<text:tab/><text:tab/> <text:s text:c="5"/>Gym 2 <text:tab/> <text:s text:c="5"/>09/22/2021<text:tab/><text:tab/> 05:00pm</text:p>
      <text:p text:style-name="P2"/>
      <text:p text:style-name="P2">Team A vs Team B <text:tab/><text:tab/> <text:s text:c="5"/>Gym 1<text:tab/><text:tab/> <text:s text:c="5"/>09/27/2021<text:tab/><text:tab/> 05:00pm</text:p>
      <text:p text:style-name="P2">Team C vs Team D<text:tab/><text:tab/> <text:s text:c="5"/>Gym 2 <text:tab/> <text:s text:c="5"/>09/27/2021<text:tab/><text:tab/> 05:00pm</text:p>
      <text:p text:style-name="P2"/>
      <text:p text:style-name="P2">Team A vs Team B <text:tab/><text:tab/> <text:s text:c="5"/>Gym 1<text:tab/><text:tab/> <text:s text:c="5"/>09/29/2021<text:tab/><text:tab/> 05:00pm</text:p>
      <text:p text:style-name="P2">Team C vs Team D<text:tab/><text:tab/> <text:s text:c="5"/>Gym 2 <text:tab/> <text:s text:c="5"/>09/29/2021<text:tab/><text:tab/> 05:00pm</text:p>
      <text:p text:style-name="P2"/>
      <text:p text:style-name="P2">Team A vs Team B <text:tab/><text:tab/> <text:s text:c="5"/>Gym 1<text:tab/><text:tab/> <text:s text:c="5"/>10/04/2021<text:tab/><text:tab/> 05:00pm</text:p>
      <text:p text:style-name="P2">Team C vs Team D<text:tab/><text:tab/> <text:s text:c="5"/>Gym 2 <text:tab/> <text:s text:c="5"/>10/04/2021<text:tab/><text:tab/> 05:00pm</text:p>
      <text:p text:style-name="P2"/>
      <text:p text:style-name="P2">Team A vs Team B <text:tab/><text:tab/> <text:s text:c="5"/>Gym 1<text:tab/><text:tab/> <text:s text:c="5"/>10/06/2021<text:tab/><text:tab/> 05:00pm</text:p>
      <text:p text:style-name="P2">Team C vs Team D<text:tab/><text:tab/> <text:s text:c="5"/>Gym 2 <text:tab/> <text:s text:c="5"/>10/06/2021<text:tab/><text:tab/> 05:00pm</text:p>
      <text:p text:style-name="P2"/>
      <text:p text:style-name="P2">Team A vs Team B <text:tab/><text:tab/> <text:s text:c="5"/>Gym 1<text:tab/><text:tab/> <text:s text:c="5"/>10/11/2021<text:tab/><text:tab/> 05:00pm</text:p>
      <text:p text:style-name="P2">Team C vs Team D<text:tab/><text:tab/> <text:s text:c="5"/>Gym 2 <text:tab/> <text:s text:c="5"/>10/11/2021<text:tab/><text:tab/> 05:00pm</text:p>
      <text:p text:style-name="P2"/>
      <text:p text:style-name="P2">Team A vs Team B <text:tab/><text:tab/> <text:s text:c="5"/>Gym 1<text:tab/><text:tab/> <text:s text:c="5"/>10/13/2021<text:tab/><text:tab/> 05:00pm</text:p>
      <text:p text:style-name="P2">Team C vs Team D<text:tab/><text:tab/> <text:s text:c="5"/>Gym 2 <text:tab/> <text:s text:c="5"/>10/13/2021<text:tab/><text:tab/> 05:00pm</text:p>
      <text:p text:style-name="P2"/>
      <text:p text:style-name="P2">Team A vs Team B <text:tab/><text:tab/> <text:s text:c="5"/>Gym 1<text:tab/><text:tab/> <text:s text:c="5"/>10/18/2021<text:tab/><text:tab/> 05:00pm</text:p>
      <text:p text:style-name="P2">Team C vs Team D<text:tab/><text:tab/> <text:s text:c="5"/>Gym 2 <text:tab/> <text:s text:c="5"/>10/18/2021<text:tab/><text:tab/> 05:00pm</text:p>
      <text:p text:style-name="P2"/>
      <text:p text:style-name="P2">Team A vs Team B <text:tab/><text:tab/> <text:s text:c="5"/>Gym 1<text:tab/><text:tab/> <text:s text:c="5"/>10/20/2021<text:tab/><text:tab/> 05:00pm</text:p>
      <text:p text:style-name="P2">Team C vs Team D<text:tab/><text:tab/> <text:s text:c="5"/>Gym 2 <text:tab/> <text:s text:c="5"/>10/20/2021<text:tab/><text:tab/> 05:00pm</text:p>
      <text:p text:style-name="P2"/>
      <text:p text:style-name="P2">Team A vs Team B <text:tab/><text:tab/> <text:s text:c="5"/>Gym 1<text:tab/><text:tab/> <text:s text:c="5"/>10/25/2021<text:tab/><text:tab/> 05:00pm</text:p>
      <text:p text:style-name="P2">Team C vs Team D<text:tab/><text:tab/> <text:s text:c="5"/>Gym 2 <text:tab/> <text:s text:c="5"/>10/25/2021<text:tab/><text:tab/> 05:00pm</text:p>
      <text:p text:style-name="P2"><text:soft-page-break/></text:p>
      <text:p text:style-name="P2">Team A vs Team B <text:tab/><text:tab/> <text:s text:c="5"/>Gym 1<text:tab/><text:tab/> <text:s text:c="5"/>10/27/2021<text:tab/><text:tab/> 05:00pm</text:p>
      <text:p text:style-name="P2">Team C vs Team D<text:tab/><text:tab/> <text:s text:c="5"/>Gym 2 <text:tab/> <text:s text:c="5"/>10/27/2021<text:tab/><text:tab/> 05:00pm</text:p>
      <text:p text:style-name="P2"/>
      <text:p text:style-name="P2">Team A vs Team B <text:tab/><text:tab/> <text:s text:c="5"/>Gym 1<text:tab/><text:tab/> <text:s text:c="5"/><text:span text:style-name="T1">11/01</text:span>/2021<text:tab/><text:tab/> 05:00pm</text:p>
      <text:p text:style-name="P2">Team C vs Team D<text:tab/><text:tab/> <text:s text:c="5"/>Gym 2 <text:tab/> <text:s text:c="5"/><text:span text:style-name="T1">11/01</text:span>/2021<text:tab/><text:tab/> 05:00pm</text:p>
      <text:p text:style-name="P2"/>
      <text:p text:style-name="P2">Team A vs Team B <text:tab/><text:tab/> <text:s text:c="5"/>Gym 1<text:tab/><text:tab/> <text:s text:c="5"/><text:span text:style-name="T1">11/03</text:span>/2021<text:tab/><text:tab/> 05:00pm</text:p>
      <text:p text:style-name="P2">Team C vs Team D<text:tab/><text:tab/> <text:s text:c="5"/>Gym 2 <text:tab/> <text:s text:c="5"/><text:span text:style-name="T1">11/03</text:span>/2021<text:tab/><text:tab/> 05:00pm</text:p>
      <text:p text:style-name="P2"/>
      <text:p text:style-name="P2">Team A vs Team B <text:tab/><text:tab/> <text:s text:c="5"/>Gym 1<text:tab/><text:tab/> <text:s text:c="5"/><text:span text:style-name="T1">11/08</text:span>/2021<text:tab/><text:tab/> 05:00pm</text:p>
      <text:p text:style-name="P2">Team C vs Team D<text:tab/><text:tab/> <text:s text:c="5"/>Gym 2 <text:tab/> <text:s text:c="5"/><text:span text:style-name="T1">11/08</text:span>/2021<text:tab/><text:tab/> 05:00pm</text:p>
      <text:p text:style-name="P2"/>
      <text:p text:style-name="P2">Team A vs Team B <text:tab/><text:tab/> <text:s text:c="5"/>Gym 1<text:tab/><text:tab/> <text:s text:c="5"/><text:span text:style-name="T1">11/10</text:span>/2021<text:tab/><text:tab/> 05:00pm</text:p>
      <text:p text:style-name="P2">Team C vs Team D<text:tab/><text:tab/> <text:s text:c="5"/>Gym 2 <text:tab/> <text:s text:c="5"/><text:span text:style-name="T1">11/10</text:span>/2021<text:tab/><text:tab/> 05:00pm</text:p>
      <text:p text:style-name="P2"/>
      <text:p text:style-name="P2">Team A vs Team B <text:tab/><text:tab/> <text:s text:c="5"/>Gym 1<text:tab/><text:tab/> <text:s text:c="5"/><text:span text:style-name="T1">11/15</text:span>/2021<text:tab/><text:tab/> 05:00pm</text:p>
      <text:p text:style-name="P2">Team C vs Team D<text:tab/><text:tab/> <text:s text:c="5"/>Gym 2 <text:tab/> <text:s text:c="5"/><text:span text:style-name="T1">11/15</text:span>/2021<text:tab/><text:tab/> 05:00pm</text:p>
      <text:p text:style-name="P2"/>
      <text:p text:style-name="P2">Team A vs Team B <text:tab/><text:tab/> <text:s text:c="5"/>Gym 1<text:tab/><text:tab/> <text:s text:c="5"/><text:span text:style-name="T1">11/17</text:span>/2021<text:tab/><text:tab/> 05:00pm</text:p>
      <text:p text:style-name="P2">Team C vs Team D<text:tab/><text:tab/> <text:s text:c="5"/>Gym 2 <text:tab/> <text:s text:c="5"/><text:span text:style-name="T1">11/17</text:span>/2021<text:tab/><text:tab/> 05:00pm</text:p>
      <text:p text:style-name="P2"/>
      <text:p text:style-name="P2">Team A vs Team B <text:tab/><text:tab/> <text:s text:c="5"/>Gym 1<text:tab/><text:tab/> <text:s text:c="5"/><text:span text:style-name="T1">11/22</text:span>/2021<text:tab/><text:tab/> 05:00pm</text:p>
      <text:p text:style-name="P2">Team C vs Team D<text:tab/><text:tab/> <text:s text:c="5"/>Gym 2 <text:tab/> <text:s text:c="5"/><text:span text:style-name="T1">11/22</text:span>/2021<text:tab/><text:tab/> 05:00pm</text:p>
      <text:p text:style-name="P2"/>
      <text:p text:style-name="P2">Team A vs Team B <text:tab/><text:tab/> <text:s text:c="5"/>Gym 1<text:tab/><text:tab/> <text:s text:c="5"/><text:span text:style-name="T1">11/24</text:span>/2021<text:tab/><text:tab/> 05:00pm</text:p>
      <text:p text:style-name="P2">Team C vs Team D<text:tab/><text:tab/> <text:s text:c="5"/>Gym 2 <text:tab/> <text:s text:c="5"/><text:span text:style-name="T1">11/24</text:span>/2021<text:tab/><text:tab/> 05:00pm</text:p>
      <text:p text:style-name="P2"/>
      <text:p text:style-name="P3">Team A vs Team B <text:tab/><text:tab/> <text:s text:c="5"/>Gym 1<text:tab/><text:tab/> <text:s text:c="5"/><text:span text:style-name="T1">11/29</text:span>/2021<text:tab/><text:tab/> 05:00pm</text:p>
      <text:p text:style-name="P3">Team C vs Team D<text:tab/><text:tab/> <text:s text:c="5"/>Gym 2 <text:tab/> <text:s text:c="5"/><text:span text:style-name="T1">11/29</text:span>/2021<text:tab/><text:tab/> 05:00pm</text:p>
      <text:p text:style-name="P3"/>
      <text:p text:style-name="P4">Closing Ceremonies<text:tab/><text:tab/> <text:s text:c="5"/>Gym 1<text:tab/><text:tab/> <text:s text:c="5"/>12/04/2021<text:tab/><text:tab/> 08:00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11:33:26.958000000</meta:creation-date>
    <dc:date>2020-12-29T11:48:07.804000000</dc:date>
    <meta:editing-duration>PT3M40S</meta:editing-duration>
    <meta:editing-cycles>1</meta:editing-cycles>
    <meta:document-statistic meta:table-count="0" meta:image-count="0" meta:object-count="0" meta:page-count="3" meta:paragraph-count="69" meta:word-count="609" meta:character-count="3936" meta:non-whitespace-character-count="2276"/>
    <meta:generator>LibreOffice/6.2.8.2$Windows_X86_64 LibreOffice_project/f82ddfca21ebc1e222a662a32b25c0c9d20169ee</meta:generator>
  </office:meta>
</office:document-meta>
</file>